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231.79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44"/>
    <style:style style:name="ce10" style:family="table-cell" style:parent-style-name="Default" style:data-style-name="N44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4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nkscape-essential-trainin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6"/>
        <table:table-column table:style-name="co5" table:default-cell-style-name="ce9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ub.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1023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Inkscape Essential Training</text:p>
          </table:table-cell>
          <table:table-cell table:style-name="ce7" table:formula="of:=SUM([.D5];[.D8];[.D22];[.D31];[.D43];[.D57];[.D67];[.D75];[.D81];[.D87];[.D93];[.D98])" office:value-type="time" office:time-value="PT04H58M32S" calcext:value-type="time">
            <text:p>04:58:32</text:p>
          </table:table-cell>
          <table:table-cell table:style-name="ce10"/>
          <table:table-cell table:style-name="ce4"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---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/>
          <table:table-cell table:style-name="ce5" office:value-type="string" calcext:value-type="string">
            <text:p>Introduction</text:p>
          </table:table-cell>
          <table:table-cell table:style-name="ce8" table:formula="of:=SUM([.D6:.D7])" office:value-type="time" office:time-value="PT00H01M34S" calcext:value-type="time">
            <text:p>00:01:34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office:value-type="time" office:time-value="PT00H00M54S" calcext:value-type="time">
            <text:p>00:00: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ing the exercise files</text:p>
          </table:table-cell>
          <table:table-cell office:value-type="time" office:time-value="PT00H00M40S" calcext:value-type="time">
            <text:p>00:00:40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Getting Started</text:p>
          </table:table-cell>
          <table:table-cell table:style-name="ce8" table:formula="of:=SUM([.D9:.D21])" office:value-type="time" office:time-value="PT00H38M57S" calcext:value-type="time">
            <text:p>00:38:57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at is Inkscape?</text:p>
          </table:table-cell>
          <table:table-cell office:value-type="time" office:time-value="PT00H02M30S" calcext:value-type="time">
            <text:p>00:02: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hat is scalable vector graphics?</text:p>
          </table:table-cell>
          <table:table-cell office:value-type="time" office:time-value="PT00H03M30S" calcext:value-type="time">
            <text:p>00:03: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ownloading the software</text:p>
          </table:table-cell>
          <table:table-cell office:value-type="time" office:time-value="PT00H01M41S" calcext:value-type="time">
            <text:p>00:01: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lling Inkscape on Windows</text:p>
          </table:table-cell>
          <table:table-cell office:value-type="time" office:time-value="PT00H00M59S" calcext:value-type="time">
            <text:p>00:00: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lling Inkscape on Mac</text:p>
          </table:table-cell>
          <table:table-cell office:value-type="time" office:time-value="PT00H04M06S" calcext:value-type="time">
            <text:p>00:04: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uring the Inkscape interface</text:p>
          </table:table-cell>
          <table:table-cell office:value-type="time" office:time-value="PT00H05M00S" calcext:value-type="time">
            <text:p>00:05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xploring the Inkscape toolbox</text:p>
          </table:table-cell>
          <table:table-cell office:value-type="time" office:time-value="PT00H01M55S" calcext:value-type="time">
            <text:p>00:01: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eating new documents</text:p>
          </table:table-cell>
          <table:table-cell office:value-type="time" office:time-value="PT00H02M17S" calcext:value-type="time">
            <text:p>00:02: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mporting documents from Adobe Illustrator</text:p>
          </table:table-cell>
          <table:table-cell office:value-type="time" office:time-value="PT00H05M10S" calcext:value-type="time">
            <text:p>00:05: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mporting EPS files in Windows</text:p>
          </table:table-cell>
          <table:table-cell office:value-type="time" office:time-value="PT00H02M45S" calcext:value-type="time">
            <text:p>00:02: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mporting EPS files in Mac</text:p>
          </table:table-cell>
          <table:table-cell office:value-type="time" office:time-value="PT00H01M44S" calcext:value-type="time">
            <text:p>00:01: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diting document properties</text:p>
          </table:table-cell>
          <table:table-cell office:value-type="time" office:time-value="PT00H02M49S" calcext:value-type="time">
            <text:p>00:02: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diting global Inkscape preferences</text:p>
          </table:table-cell>
          <table:table-cell office:value-type="time" office:time-value="PT00H04M31S" calcext:value-type="time">
            <text:p>00:04:31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Navigating an Inkscape Document</text:p>
          </table:table-cell>
          <table:table-cell table:style-name="ce8" table:formula="of:=SUM([.D23:.D30])" office:value-type="time" office:time-value="PT00H28M53S" calcext:value-type="time">
            <text:p>00:28:53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ning and zooming</text:p>
          </table:table-cell>
          <table:table-cell office:value-type="time" office:time-value="PT00H04M27S" calcext:value-type="time">
            <text:p>00:04: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orking with Inkscape dialogs</text:p>
          </table:table-cell>
          <table:table-cell office:value-type="time" office:time-value="PT00H02M41S" calcext:value-type="time">
            <text:p>00:02: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ing guides</text:p>
          </table:table-cell>
          <table:table-cell office:value-type="time" office:time-value="PT00H03M42S" calcext:value-type="time">
            <text:p>00:03: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ing grids</text:p>
          </table:table-cell>
          <table:table-cell office:value-type="time" office:time-value="PT00H03M17S" calcext:value-type="time">
            <text:p>00:03: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orking with Snap controls</text:p>
          </table:table-cell>
          <table:table-cell office:value-type="time" office:time-value="PT00H04M34S" calcext:value-type="time">
            <text:p>00:04: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nderstanding display modes</text:p>
          </table:table-cell>
          <table:table-cell office:value-type="time" office:time-value="PT00H03M06S" calcext:value-type="time">
            <text:p>00:03: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ing input devices</text:p>
          </table:table-cell>
          <table:table-cell office:value-type="time" office:time-value="PT00H01M31S" calcext:value-type="time">
            <text:p>00:01: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orking with layers</text:p>
          </table:table-cell>
          <table:table-cell office:value-type="time" office:time-value="PT00H05M35S" calcext:value-type="time">
            <text:p>00:05:35</text:p>
          </table:table-cell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5" office:value-type="string" calcext:value-type="string">
            <text:p>Drawing Basic Shapes</text:p>
          </table:table-cell>
          <table:table-cell table:style-name="ce8" table:formula="of:=SUM([.D32:.D42])" office:value-type="time" office:time-value="PT00H46M23S" calcext:value-type="time">
            <text:p>00:46:23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rawing with the Pen tool</text:p>
          </table:table-cell>
          <table:table-cell office:value-type="time" office:time-value="PT00H09M12S" calcext:value-type="time">
            <text:p>00:09: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diting paths with the Node tool</text:p>
          </table:table-cell>
          <table:table-cell office:value-type="time" office:time-value="PT00H09M38S" calcext:value-type="time">
            <text:p>00:09: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rawing with the Pencil tool</text:p>
          </table:table-cell>
          <table:table-cell office:value-type="time" office:time-value="PT00H02M38S" calcext:value-type="time">
            <text:p>00:02: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nderstanding shapes and paths</text:p>
          </table:table-cell>
          <table:table-cell office:value-type="time" office:time-value="PT00H04M07S" calcext:value-type="time">
            <text:p>00:04: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reating spirals</text:p>
          </table:table-cell>
          <table:table-cell office:value-type="time" office:time-value="PT00H02M21S" calcext:value-type="time">
            <text:p>00:02: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reating rectangles</text:p>
          </table:table-cell>
          <table:table-cell office:value-type="time" office:time-value="PT00H03M56S" calcext:value-type="time">
            <text:p>00:03: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eating ellipses</text:p>
          </table:table-cell>
          <table:table-cell office:value-type="time" office:time-value="PT00H02M13S" calcext:value-type="time">
            <text:p>00:02: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eating stars and polygons</text:p>
          </table:table-cell>
          <table:table-cell office:value-type="time" office:time-value="PT00H01M46S" calcext:value-type="time">
            <text:p>00:01: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rawing with the Calligraphy tool</text:p>
          </table:table-cell>
          <table:table-cell office:value-type="time" office:time-value="PT00H05M10S" calcext:value-type="time">
            <text:p>00:05: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reating diagram connectors</text:p>
          </table:table-cell>
          <table:table-cell office:value-type="time" office:time-value="PT00H03M49S" calcext:value-type="time">
            <text:p>00:03: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rasing paths</text:p>
          </table:table-cell>
          <table:table-cell office:value-type="time" office:time-value="PT00H01M33S" calcext:value-type="time">
            <text:p>00:01:33</text:p>
          </table:table-cell>
          <table:table-cell table:number-columns-repeated="102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5" office:value-type="string" calcext:value-type="string">
            <text:p>Transforming Objects</text:p>
          </table:table-cell>
          <table:table-cell table:style-name="ce8" table:formula="of:=SUM([.D44:.D56])" office:value-type="time" office:time-value="PT00H49M18S" calcext:value-type="time">
            <text:p>00:49:18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lecting objects</text:p>
          </table:table-cell>
          <table:table-cell office:value-type="time" office:time-value="PT00H04M52S" calcext:value-type="time">
            <text:p>00:04: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ouping objects</text:p>
          </table:table-cell>
          <table:table-cell office:value-type="time" office:time-value="PT00H03M18S" calcext:value-type="time">
            <text:p>00:03: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ving objects</text:p>
          </table:table-cell>
          <table:table-cell office:value-type="time" office:time-value="PT00H02M23S" calcext:value-type="time">
            <text:p>00:02: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trolling the stacking order</text:p>
          </table:table-cell>
          <table:table-cell office:value-type="time" office:time-value="PT00H02M54S" calcext:value-type="time">
            <text:p>00:02: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caling objects</text:p>
          </table:table-cell>
          <table:table-cell office:value-type="time" office:time-value="PT00H04M02S" calcext:value-type="time">
            <text:p>00:04: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otating objects</text:p>
          </table:table-cell>
          <table:table-cell office:value-type="time" office:time-value="PT00H02M25S" calcext:value-type="time">
            <text:p>00:02: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kewing objects</text:p>
          </table:table-cell>
          <table:table-cell office:value-type="time" office:time-value="PT00H03M27S" calcext:value-type="time">
            <text:p>00:03: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Using the Tweak tool</text:p>
          </table:table-cell>
          <table:table-cell office:value-type="time" office:time-value="PT00H03M31S" calcext:value-type="time">
            <text:p>00:03: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iding and showing objects</text:p>
          </table:table-cell>
          <table:table-cell office:value-type="time" office:time-value="PT00H03M24S" calcext:value-type="time">
            <text:p>00:03: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ligning, distributing, and arranging objects</text:p>
          </table:table-cell>
          <table:table-cell office:value-type="time" office:time-value="PT00H05M23S" calcext:value-type="time">
            <text:p>00:05: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Working with object clones</text:p>
          </table:table-cell>
          <table:table-cell office:value-type="time" office:time-value="PT00H04M37S" calcext:value-type="time">
            <text:p>00:04: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sing clipping paths and masks</text:p>
          </table:table-cell>
          <table:table-cell office:value-type="time" office:time-value="PT00H03M57S" calcext:value-type="time">
            <text:p>00:03: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Using the XML Editor</text:p>
          </table:table-cell>
          <table:table-cell office:value-type="time" office:time-value="PT00H05M05S" calcext:value-type="time">
            <text:p>00:05:05</text:p>
          </table:table-cell>
          <table:table-cell table:number-columns-repeated="102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5" office:value-type="string" calcext:value-type="string">
            <text:p>Working with Fills and Strokes</text:p>
          </table:table-cell>
          <table:table-cell table:style-name="ce8" table:formula="of:=SUM([.D58:.D66])" office:value-type="time" office:time-value="PT00H33M16S" calcext:value-type="time">
            <text:p>00:33:16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ding fills to your objects</text:p>
          </table:table-cell>
          <table:table-cell office:value-type="time" office:time-value="PT00H03M39S" calcext:value-type="time">
            <text:p>00:03: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derstanding fill rules</text:p>
          </table:table-cell>
          <table:table-cell office:value-type="time" office:time-value="PT00H02M59S" calcext:value-type="time">
            <text:p>00:02: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ing strokes to your objects</text:p>
          </table:table-cell>
          <table:table-cell office:value-type="time" office:time-value="PT00H04M25S" calcext:value-type="time">
            <text:p>00:04: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eating and applying gradients</text:p>
          </table:table-cell>
          <table:table-cell office:value-type="time" office:time-value="PT00H06M06S" calcext:value-type="time">
            <text:p>00:06: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orking with patterns</text:p>
          </table:table-cell>
          <table:table-cell office:value-type="time" office:time-value="PT00H02M55S" calcext:value-type="time">
            <text:p>00:02: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orking with swatches</text:p>
          </table:table-cell>
          <table:table-cell office:value-type="time" office:time-value="PT00H03M03S" calcext:value-type="time">
            <text:p>00:03: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orking with stroke styles</text:p>
          </table:table-cell>
          <table:table-cell office:value-type="time" office:time-value="PT00H05M25S" calcext:value-type="time">
            <text:p>00:05: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Using the Dropper tool to sample and apply colors</text:p>
          </table:table-cell>
          <table:table-cell office:value-type="time" office:time-value="PT00H02M26S" calcext:value-type="time">
            <text:p>00:02: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reating blurs</text:p>
          </table:table-cell>
          <table:table-cell office:value-type="time" office:time-value="PT00H02M18S" calcext:value-type="time">
            <text:p>00:02:18</text:p>
          </table:table-cell>
          <table:table-cell table:number-columns-repeated="102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5" office:value-type="string" calcext:value-type="string">
            <text:p>Using Filters</text:p>
          </table:table-cell>
          <table:table-cell table:style-name="ce8" table:formula="of:=SUM([.D68:.D74])" office:value-type="time" office:time-value="PT00H20M45S" calcext:value-type="time">
            <text:p>00:20:45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ing the Filter Editor</text:p>
          </table:table-cell>
          <table:table-cell office:value-type="time" office:time-value="PT00H06M49S" calcext:value-type="time">
            <text:p>00:06: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eating bevels</text:p>
          </table:table-cell>
          <table:table-cell office:value-type="time" office:time-value="PT00H04M13S" calcext:value-type="time">
            <text:p>00:04: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justing color with filters</text:p>
          </table:table-cell>
          <table:table-cell office:value-type="time" office:time-value="PT00H02M03S" calcext:value-type="time">
            <text:p>00:02: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storting objects</text:p>
          </table:table-cell>
          <table:table-cell office:value-type="time" office:time-value="PT00H01M50S" calcext:value-type="time">
            <text:p>00:01: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mulating materials</text:p>
          </table:table-cell>
          <table:table-cell office:value-type="time" office:time-value="PT00H01M45S" calcext:value-type="time">
            <text:p>00:01: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reating drop shadows</text:p>
          </table:table-cell>
          <table:table-cell office:value-type="time" office:time-value="PT00H02M42S" calcext:value-type="time">
            <text:p>00:02: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eating textures</text:p>
          </table:table-cell>
          <table:table-cell office:value-type="time" office:time-value="PT00H01M23S" calcext:value-type="time">
            <text:p>00:01:23</text:p>
          </table:table-cell>
          <table:table-cell table:number-columns-repeated="1020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5" office:value-type="string" calcext:value-type="string">
            <text:p>Using Extensions</text:p>
          </table:table-cell>
          <table:table-cell table:style-name="ce8" table:formula="of:=SUM([.D76:.D80])" office:value-type="time" office:time-value="PT00H20M02S" calcext:value-type="time">
            <text:p>00:20:02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usting color with extensions</text:p>
          </table:table-cell>
          <table:table-cell office:value-type="time" office:time-value="PT00H03M59S" calcext:value-type="time">
            <text:p>00:03: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mbedding and extracting images</text:p>
          </table:table-cell>
          <table:table-cell office:value-type="time" office:time-value="PT00H04M24S" calcext:value-type="time">
            <text:p>00:04: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ying paths</text:p>
          </table:table-cell>
          <table:table-cell office:value-type="time" office:time-value="PT00H05M42S" calcext:value-type="time">
            <text:p>00:05: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eating effects with raster extensions</text:p>
          </table:table-cell>
          <table:table-cell office:value-type="time" office:time-value="PT00H03M05S" calcext:value-type="time">
            <text:p>00:03: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ndering objects</text:p>
          </table:table-cell>
          <table:table-cell office:value-type="time" office:time-value="PT00H02M52S" calcext:value-type="time">
            <text:p>00:02:52</text:p>
          </table:table-cell>
          <table:table-cell table:number-columns-repeated="102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5" office:value-type="string" calcext:value-type="string">
            <text:p>Creating Complex Shapes</text:p>
          </table:table-cell>
          <table:table-cell table:style-name="ce8" table:formula="of:=SUM([.D82:.D86])" office:value-type="time" office:time-value="PT00H21M05S" calcext:value-type="time">
            <text:p>00:21:05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ing path commands</text:p>
          </table:table-cell>
          <table:table-cell office:value-type="time" office:time-value="PT00H04M29S" calcext:value-type="time">
            <text:p>00:04: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ing the 3D Box tool</text:p>
          </table:table-cell>
          <table:table-cell office:value-type="time" office:time-value="PT00H03M52S" calcext:value-type="time">
            <text:p>00:03: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ing the Spray tool</text:p>
          </table:table-cell>
          <table:table-cell office:value-type="time" office:time-value="PT00H04M23S" calcext:value-type="time">
            <text:p>00:04: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racing bitmap images</text:p>
          </table:table-cell>
          <table:table-cell office:value-type="time" office:time-value="PT00H05M27S" calcext:value-type="time">
            <text:p>00:05: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pplying path effects</text:p>
          </table:table-cell>
          <table:table-cell office:value-type="time" office:time-value="PT00H02M54S" calcext:value-type="time">
            <text:p>00:02:54</text:p>
          </table:table-cell>
          <table:table-cell table:number-columns-repeated="102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5" office:value-type="string" calcext:value-type="string">
            <text:p>Working with Text</text:p>
          </table:table-cell>
          <table:table-cell table:style-name="ce8" table:formula="of:=SUM([.D88:.D92])" office:value-type="time" office:time-value="PT00H22M43S" calcext:value-type="time">
            <text:p>00:22:43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ding text</text:p>
          </table:table-cell>
          <table:table-cell office:value-type="time" office:time-value="PT00H06M08S" calcext:value-type="time">
            <text:p>00:06: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diting text</text:p>
          </table:table-cell>
          <table:table-cell office:value-type="time" office:time-value="PT00H08M09S" calcext:value-type="time">
            <text:p>00:08: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erting special characters</text:p>
          </table:table-cell>
          <table:table-cell office:value-type="time" office:time-value="PT00H03M02S" calcext:value-type="time">
            <text:p>00:03: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lacing text on a path</text:p>
          </table:table-cell>
          <table:table-cell office:value-type="time" office:time-value="PT00H02M39S" calcext:value-type="time">
            <text:p>00:02: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nverting text into paths</text:p>
          </table:table-cell>
          <table:table-cell office:value-type="time" office:time-value="PT00H02M45S" calcext:value-type="time">
            <text:p>00:02:45</text:p>
          </table:table-cell>
          <table:table-cell table:number-columns-repeated="102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5" office:value-type="string" calcext:value-type="string">
            <text:p>Printing and Exporting Artwork</text:p>
          </table:table-cell>
          <table:table-cell table:style-name="ce8" table:formula="of:=SUM([.D94:.D97])" office:value-type="time" office:time-value="PT00H14M27S" calcext:value-type="time">
            <text:p>00:14:27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ing Clean Up Document</text:p>
          </table:table-cell>
          <table:table-cell office:value-type="time" office:time-value="PT00H03M02S" calcext:value-type="time">
            <text:p>00:03: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inting Inkscape documents</text:p>
          </table:table-cell>
          <table:table-cell office:value-type="time" office:time-value="PT00H01M19S" calcext:value-type="time">
            <text:p>00:01: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aving files for print</text:p>
          </table:table-cell>
          <table:table-cell office:value-type="time" office:time-value="PT00H06M24S" calcext:value-type="time">
            <text:p>00:06: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aving files for the web</text:p>
          </table:table-cell>
          <table:table-cell office:value-type="time" office:time-value="PT00H03M42S" calcext:value-type="time">
            <text:p>00:03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3"/>
          <table:table-cell table:style-name="ce5" office:value-type="string" calcext:value-type="string">
            <text:p>Conclusion</text:p>
          </table:table-cell>
          <table:table-cell table:style-name="ce8" table:formula="of:=SUM([.D99])" office:value-type="time" office:time-value="PT00H01M09S" calcext:value-type="time">
            <text:p>00:01:09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xt steps</text:p>
          </table:table-cell>
          <table:table-cell office:value-type="time" office:time-value="PT00H01M09S" calcext:value-type="time">
            <text:p>00:01:09</text:p>
          </table:table-cell>
          <table:table-cell table:number-columns-repeated="1020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0T17:55:50.807123166</dc:date>
    <meta:editing-duration>PT4M7S</meta:editing-duration>
    <meta:editing-cycles>1</meta:editing-cycles>
    <meta:generator>LibreOffice/5.1.4.2$Linux_X86_64 LibreOffice_project/10m0$Build-2</meta:generator>
    <meta:document-statistic meta:table-count="1" meta:cell-count="293" meta:object-count="0"/>
  </office:meta>
</office:document-meta>
</file>